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Black1" svg:font-family="'Arial Black'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8cm" svg:height="3.582cm" svg:x="0cm" svg:y="3.724cm" presentation:class="title" presentation:user-transformed="true">
          <draw:text-box>
            <text:p><text:span text:style-name="T1">Como en el ciel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layer="layout" svg:width="28cm" svg:height="15.75cm" svg:x="0cm" svg:y="0cm" presentation:class="title" presentation:user-transformed="true">
          <draw:text-box>
            <text:p><text:span text:style-name="T2">Hoy te adoramos </text:span><text:span text:style-name="T2"><text:line-break/></text:span><text:span text:style-name="T2">Hoy te cantamos </text:span><text:span text:style-name="T2"><text:line-break/></text:span><text:span text:style-name="T2">A una voz decimos </text:span><text:span text:style-name="T2"><text:line-break/></text:span><text:span text:style-name="T2">Santo, santo Di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layer="layout" svg:width="28cm" svg:height="15.75cm" svg:x="0cm" svg:y="0cm" presentation:class="title" presentation:user-transformed="true">
          <draw:text-box>
            <text:p><text:span text:style-name="T2">Hoy nos unimos </text:span><text:span text:style-name="T2"><text:line-break/></text:span><text:span text:style-name="T2">Y nos rendimos </text:span><text:span text:style-name="T2"><text:line-break/></text:span><text:span text:style-name="T2">Que tu reino venga ahora </text:span><text:span text:style-name="T2"><text:line-break/></text:span><text:span text:style-name="T2">A este luga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layer="layout" svg:width="28cm" svg:height="15.75cm" svg:x="0cm" svg:y="0cm" presentation:class="title" presentation:user-transformed="true">
          <draw:text-box>
            <text:p><text:span text:style-name="T2">Padre nuestro, eres santo </text:span><text:span text:style-name="T2"><text:line-break/></text:span><text:span text:style-name="T2">Tú que habitas en lo alto </text:span><text:span text:style-name="T2"><text:line-break/></text:span><text:span text:style-name="T2">Hoy venimos a exaltarte a Ti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layer="layout" svg:width="28cm" svg:height="15.75cm" svg:x="0cm" svg:y="0cm" presentation:class="title" presentation:user-transformed="true">
          <draw:text-box>
            <text:p><text:span text:style-name="T2">Como en el cielo </text:span><text:span text:style-name="T2"><text:line-break/></text:span><text:span text:style-name="T2">Te adoramos solo a Ti </text:span><text:span text:style-name="T2"><text:line-break/></text:span><text:span text:style-name="T2">Como en el cielo </text:span><text:span text:style-name="T2"><text:line-break/></text:span><text:span text:style-name="T2">Nos rendimos ante Ti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3" draw:layer="layout" svg:width="28cm" svg:height="15.75cm" svg:x="0cm" svg:y="0cm" presentation:class="title" presentation:user-transformed="true">
          <draw:text-box>
            <text:p><text:span text:style-name="T2">Tu voluntad haremos en la Tierra </text:span><text:span text:style-name="T2"><text:line-break/></text:span><text:span text:style-name="T2">Como lo es en el cielo </text:span><text:span text:style-name="T2"><text:line-break/></text:span><text:span text:style-name="T2">Ven, desciende y reina solo Tú </text:span><text:span text:style-name="T2"><text:line-break/></text:span><text:span text:style-name="T2">Como en el cielo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 Black1" svg:font-family="'Arial Black'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21T18:59:18.689000000</meta:creation-date>
    <dc:date>2023-02-21T20:32:55.834000000</dc:date>
    <meta:editing-duration>PT50M24S</meta:editing-duration>
    <meta:editing-cycles>1</meta:editing-cycles>
    <meta:document-statistic meta:object-count="39"/>
    <meta:generator>Real_Office/6.2.3.2$Windows_x86 LibreOffice_project/b40a93cffb3080b9876e40c60e03703e9bd35612</meta:generator>
  </office:meta>
</office:document-meta>
</file>